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re—!! The Magical Endowment/Amplification
Drug prototype has finally been completed!</text:p>
          </table:table-cell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 office:value-type="string">
            <text:p>Use this, and I'm sure it'll boost your magical
powers far beyond anything you've ever gotten
from my products up 'til now!</text:p>
          </table:table-cell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wonderful!</text:p>
          </table:table-cell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 office:value-type="string">
            <text:p>Does that mean we will be able to finally beat
that pygmy hollow?</text:p>
          </table:table-cell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s it okay if we take it?</text:p>
          </table:table-cell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, yep! Gulp it right down.</text:p>
          </table:table-cell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 office:value-type="string">
            <text:p>It works immediately, so I think you'll start
to feel the effects within seconds. Probably!</text:p>
          </table:table-cell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</text:p>
          </table:table-cell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 office:value-type="string">
            <text:p>What ever do you mean by "Probably"?</text:p>
          </table:table-cell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guess she means it might not work.</text:p>
          </table:table-cell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it'll certainly boost your magic.</text:p>
          </table:table-cell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 office:value-type="string">
            <text:p>But as to whether you'll be able to control
it, that's probably...</text:p>
          </table:table-cell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 office:value-type="string">
            <text:p>Fifty-fifty, maybe~?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moment! Do you mean to tell me
that whether your drug works or not is a flip
of the coin?!!</text:p>
          </table:table-cell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 office:value-type="string">
            <text:p>Do you not think that that is not rather too
high of a risk?!</text:p>
          </table:table-cell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happens if it goes wrong...?</text:p>
          </table:table-cell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I wonder~?</text:p>
          </table:table-cell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 office:value-type="string">
            <text:p>In a human, it would induce a manaphylactic
reaction, but in demons such as yourselves...</text:p>
          </table:table-cell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 office:value-type="string">
            <text:p>It would react with your oodles of magic and
your stomachs would explode... or something?</text:p>
          </table:table-cell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put that rather too forthrightly for my
tastes, but what you mean to say is...</text:p>
          </table:table-cell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n our cases, there's a fifty percent chance
of a game over...</text:p>
          </table:table-cell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got it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shan't be partaking!!</text:p>
          </table:table-cell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 office:value-type="string">
            <text:p>The Magic amplification drug we took earlier
was very effective indeed. Will its effects
not be lasting for a while longer?!</text:p>
          </table:table-cell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xploding from an experiment gone wrong would
be no joke...</text:p>
          </table:table-cell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Pauleisen</text:p>
          </table:table-cell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 office:value-type="string">
            <text:p>In that case, how about I test it for you?</text:p>
          </table:table-cell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ven in your case, would you not suffer a
manaphylactic reaction and lose your mind?!</text:p>
          </table:table-cell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'll cross that bridge when we get there.</text:p>
          </table:table-cell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 office:value-type="string">
            <text:p>Oh, I'm sure it'll be fine! A scientist can't
further their research without the utmost
determination!</text:p>
          </table:table-cell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is human... she's a real lunatic...)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right, bottoms up~! ♪</text:p>
          </table:table-cell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 office:value-type="string">
            <text:p>*gulp*</text:p>
          </table:table-cell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h-She swallowed the entire bottle without
a hint of hesitation!)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...Ah... ah... ah...</text:p>
          </table:table-cell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 office:value-type="string">
            <text:p>...Oh... Ohh... gu... gi... gii... oh...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oah... this seems pretty bad...</text:p>
          </table:table-cell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-Hello, is anyone home...?</text:p>
          </table:table-cell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nnnNNNUUUUUAAAAGAGAGAGAGAGA!!</text:p>
          </table:table-cell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-Saffa...?</text:p>
          </table:table-cell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 office:value-type="string">
            <text:p>What in the underworld just happened?!</text:p>
          </table:table-cell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pierced straight through the ceiling
and flew off somewhere...</text:p>
          </table:table-cell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 office:value-type="string">
            <text:p>...Did it... go wrong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20:18:46+01:00</meta:creation-date>
    <dc:date>2020-02-29T20:18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